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pt" fo:country="BR" style:font-size-asian="12pt"/>
    </style:style>
    <style:style style:name="P2" style:family="paragraph" style:parent-style-name="Standard">
      <style:paragraph-properties fo:text-align="center" style:justify-single-word="false"/>
      <style:text-properties fo:font-size="12pt" fo:language="pt" fo:country="BR" style:font-size-asian="12pt"/>
    </style:style>
    <style:style style:name="P3" style:family="paragraph" style:parent-style-name="Standard">
      <style:text-properties fo:language="pt" fo:country="BR"/>
    </style:style>
    <style:style style:name="P4" style:family="paragraph" style:parent-style-name="Standard">
      <style:text-properties fo:language="pt" fo:country="BR" fo:font-style="italic" style:font-style-asian="italic"/>
    </style:style>
    <style:style style:name="P5" style:family="paragraph" style:parent-style-name="Standard">
      <style:text-properties fo:language="pt" fo:country="BR" style:font-weight-complex="bold"/>
    </style:style>
    <style:style style:name="P6" style:family="paragraph" style:parent-style-name="Standard">
      <style:paragraph-properties fo:margin-left="0in" fo:margin-right="0in" fo:text-indent="0.1701in" style:auto-text-indent="false"/>
      <style:text-properties fo:language="pt" fo:country="BR"/>
    </style:style>
    <style:style style:name="P7" style:family="paragraph" style:parent-style-name="Standard">
      <style:paragraph-properties fo:margin-left="0in" fo:margin-right="0in" fo:text-indent="0.1701in" style:auto-text-indent="false"/>
      <style:text-properties fo:language="pt" fo:country="BR" officeooo:rsid="000babf2" officeooo:paragraph-rsid="000babf2"/>
    </style:style>
    <style:style style:name="P8" style:family="paragraph" style:parent-style-name="Standard">
      <style:paragraph-properties fo:orphans="0" fo:widows="0" fo:keep-with-next="always"/>
      <style:text-properties fo:language="pt" fo:country="BR" style:font-weight-complex="bold"/>
    </style:style>
    <style:style style:name="P9" style:family="paragraph" style:parent-style-name="Standard">
      <style:paragraph-properties fo:orphans="0" fo:widows="0" fo:keep-with-next="always"/>
      <style:text-properties fo:language="pt" fo:country="BR"/>
    </style:style>
    <style:style style:name="P10" style:family="paragraph" style:parent-style-name="Standard">
      <style:paragraph-properties fo:margin-top="0.0417in" fo:margin-bottom="0in" loext:contextual-spacing="false"/>
      <style:text-properties fo:language="pt" fo:country="BR"/>
    </style:style>
    <style:style style:name="P11" style:family="paragraph" style:parent-style-name="Text_20_body_20_indent">
      <style:text-properties fo:language="pt" fo:country="BR"/>
    </style:style>
    <style:style style:name="P12" style:family="paragraph" style:parent-style-name="Affiliation">
      <style:text-properties fo:language="pt" fo:country="BR" officeooo:rsid="000b5d59" officeooo:paragraph-rsid="000b5d59"/>
    </style:style>
    <style:style style:name="P13" style:family="paragraph" style:parent-style-name="Sangría_20_2_20_de_20_t._20_independiente">
      <style:text-properties fo:language="pt" fo:country="BR" fo:font-style="normal" officeooo:rsid="000babf2" officeooo:paragraph-rsid="000babf2" style:font-style-asian="normal" style:font-style-complex="italic"/>
    </style:style>
    <style:style style:name="P14" style:family="paragraph" style:parent-style-name="Author">
      <style:text-properties fo:language="pt" fo:country="BR" officeooo:rsid="000b5d59" officeooo:paragraph-rsid="000b5d59"/>
    </style:style>
    <style:style style:name="P15" style:family="paragraph" style:parent-style-name="Abstract_20_Title">
      <style:text-properties fo:language="pt" fo:country="BR"/>
    </style:style>
    <style:style style:name="P16" style:family="paragraph" style:parent-style-name="Abstract_20_Text">
      <style:text-properties fo:language="pt" fo:country="BR" officeooo:rsid="000b5d59" officeooo:paragraph-rsid="000b5d59"/>
    </style:style>
    <style:style style:name="P17" style:family="paragraph" style:parent-style-name="References">
      <style:text-properties fo:language="pt" fo:country="BR"/>
    </style:style>
    <style:style style:name="P18" style:family="paragraph" style:parent-style-name="Standard">
      <style:paragraph-properties fo:margin-left="0in" fo:margin-right="0in" fo:text-indent="0.1701in" style:auto-text-indent="false"/>
      <style:text-properties fo:language="pt" fo:country="BR" officeooo:rsid="000babf2" officeooo:paragraph-rsid="000babf2"/>
    </style:style>
    <style:style style:name="P19" style:family="paragraph" style:parent-style-name="Standard">
      <style:paragraph-properties fo:margin-left="0in" fo:margin-right="0in" fo:text-indent="0.1701in" style:auto-text-indent="false"/>
      <style:text-properties fo:language="pt" fo:country="BR" officeooo:rsid="000cb43d" officeooo:paragraph-rsid="000dc934"/>
    </style:style>
    <style:style style:name="P20" style:family="paragraph" style:parent-style-name="Title" style:master-page-name="Standard">
      <style:paragraph-properties style:page-number="auto"/>
      <style:text-properties fo:language="pt" fo:country="BR" officeooo:rsid="000b5d59"/>
    </style:style>
    <style:style style:name="P21" style:family="paragraph" style:parent-style-name="Heading_20_1">
      <style:text-properties fo:language="pt" fo:country="BR"/>
    </style:style>
    <style:style style:name="P22" style:family="paragraph" style:parent-style-name="Heading_20_2">
      <style:text-properties fo:language="pt" fo:country="BR"/>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officeooo:rsid="000babf2"/>
    </style:style>
    <style:style style:name="T6" style:family="text">
      <style:text-properties officeooo:rsid="000c9a12"/>
    </style:style>
    <style:style style:name="T7" style:family="text">
      <style:text-properties officeooo:rsid="000dc934"/>
    </style:style>
    <style:style style:name="fr1" style:family="graphic" style:parent-style-name="Formula">
      <style:graphic-properties style:vertical-pos="middle" style:vertical-rel="text" draw:ole-draw-aspect="1"/>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rabalho 2 – Modelos Probabilísticos</text:p>
      <text:p text:style-name="P2"/>
      <text:p text:style-name="P2"/>
      <text:p text:style-name="P14">Thiago Koster Lago</text:p>
      <text:p text:style-name="P12">Universidade Federal do Rio de Janeiro</text:p>
      <text:p text:style-name="P12">thiagokoster@poli.ufrj.br</text:p>
      <text:p text:style-name="P2"/>
      <text:p text:style-name="P1"/>
      <text:section text:style-name="Sect1" text:name="Sección1">
        <text:p text:style-name="P15">Abstract</text:p>
        <text:p text:style-name="P4"/>
        <text:p text:style-name="P16">Este segundo trabalho teve o objetivo de nos introduzir a sintetização de fonemas.</text:p>
        <text:p text:style-name="P3"/>
        <text:h text:style-name="P21" text:outline-level="1">1. <text:span text:style-name="T5">Introdução</text:span></text:h>
        <text:p text:style-name="P3"/>
        <text:p text:style-name="P13">Síntese de voz é um processo de produção artificial de voz humana, utilizando um processo computadorizado implementado por software ou hardware. Neste trabalho, implementaremos a sintetização do fonema “ss” utilizando MATLAB.</text:p>
        <text:p text:style-name="P3"/>
        <text:h text:style-name="P21" text:outline-level="1">2. <text:span text:style-name="T5">Método</text:span></text:h>
        <text:p text:style-name="P3"/>
        <text:p text:style-name="P7">Para realizar a síntese do fonema “ss”, primeiramente gravamos um trecho de fala pronunciando a palavra “seven”. Utilizando o software Audacity, separei o fonema “ss” do resto do áudio. Criando desta forma um arquivo de áudio contendo apenas o fonema desejado.</text:p>
        <text:p text:style-name="P7">Utilizei o arquivo de áudio produzido e fiz uma amostragem de 11025 Hz.<text:span text:style-name="T6"> Utilizei 882 amostras para obter dados referentes a 80 ms do sinal de 11025 Hz.</text:span></text:p>
        <text:p text:style-name="P19">Após estes processos, foi feito o periodograma e o modelo AR PSD <text:span text:style-name="T7">do áudio amostrado,</text:span> utilizando o código proveniente do artigo apresentado na descrição do trabalho. <text:span text:style-name="T7">Utilizando a variância do ruído e os parâmetros calculados pela função, foi criado o ruído branco u(n).</text:span></text:p>
        <text:p text:style-name="P19"><text:span text:style-name="T7">Foi obtido o sinal x(n) utilizando a função filter() do MATLAB com u(n) como entrada e </text:span><text:span text:style-name="T7"><draw:frame draw:style-name="fr1" draw:name="Objeto1" text:anchor-type="as-char" svg:width="1.4665in" svg:height="0.6583in" draw:z-index="0"><draw:object xlink:href="./Object 1" xlink:type="simple" xlink:show="embed" xlink:actuate="onLoad"/><draw:image xlink:href="./ObjectReplacements/Object 1" xlink:type="simple" xlink:show="embed" xlink:actuate="onLoad"/></draw:frame></text:span><text:span text:style-name="T7">como função de transferência.</text:span></text:p>
        <text:p text:style-name="P6"/>
        <text:h text:style-name="P21" text:outline-level="1">3. Main title</text:h>
        <text:p text:style-name="P8"/>
        <text:p text:style-name="P11">The main title (on the first page) should begin 1-3/8 inches (3.49 cm) from the top edge of the page, centered, and in Times 14-point, boldface type. Capitalize the first letter of nouns, pronouns, verbs, adjectives, and adverbs; do not capitalize articles, coordinate conjunctions, or prepositions (unless the title begins with such a word). Leave two 12-point blank lines after the title.</text:p>
        <text:p text:style-name="P3"/>
        <text:h text:style-name="P21" text:outline-level="1">4. Author name(s) and affiliation(s)</text:h>
        <text:p text:style-name="P3"/>
        <text:p text:style-name="P11">Author names and affiliations are to be centered beneath the title and printed in Times 12-point, non-boldface type. Multiple authors may be shown in a two- or three-column format, with their affiliations italicized and centered below their respective names. Include e-mail addresses if possible. Author information should be followed by two 12-point blank lines.</text:p>
        <text:p text:style-name="P3"/>
        <text:h text:style-name="P21" text:outline-level="1">5. Second and following pages</text:h>
        <text:p text:style-name="P5"/>
        <text:p text:style-name="P6">The second and following pages should begin 1.0 inch (2.54 cm) from the top edge. On all pages, the bottom margin should be 1-1/8 inches (2.86 cm) from the bottom edge of the page for 8.5 x 11-inch paper; for A4 paper, approximately 1-5/8 inches (4.13 cm) from the bottom edge of the page.</text:p>
        <text:p text:style-name="P3"/>
        <text:h text:style-name="P21" text:outline-level="1">6. Type-style and fonts</text:h>
        <text:p text:style-name="P3"/>
        <text:p text:style-name="P6">Wherever Times is specified, Times Roman or Times New Roman may be used. If neither is available on your word processor, please use the font closest in appearance to Times. Avoid using bit-mapped fonts if possible. True-Type 1 fonts are preferred.</text:p>
        <text:p text:style-name="P3"/>
        <text:h text:style-name="P21" text:outline-level="1">7. Main text</text:h>
        <text:p text:style-name="P9"/>
        <text:p text:style-name="P6">Type your main text in 10-point Times, single-spaced. Do <text:span text:style-name="T2">not</text:span> use double-spacing. All paragraphs should be indented 1/4 inch (approximately 0.5 cm). Be sure your text is fully justified—that is, flush left <text:soft-page-break/>and flush right. Please do not place any additional blank lines between paragraphs. </text:p>
        <text:p text:style-name="P6"><text:span text:style-name="T3">Figure and table captions </text:span>should be 10-point boldface Helvetica (or a similar sans-serif font). Callouts should be 9-point non-boldface Helvetica. Initially capitalize only the first word of each figure caption and table title. Figures and tables must be numbered separately. For example: “Figure 1. Database contexts”, “Table 1. Input data”. Figure captions are to be centered <text:span text:style-name="T1">below</text:span> the figures. Table titles are to be centered <text:span text:style-name="T1">above</text:span> the tables.</text:p>
        <text:p text:style-name="P3"/>
        <text:h text:style-name="P21" text:outline-level="1">8. First-order headings</text:h>
        <text:p text:style-name="P3"/>
        <text:p text:style-name="P6">For example, “1. Introduction”, should be Times 12-point boldface, initially capitalized, flush left, with one blank line before, and one blank line after. Use a period (“.”) after the heading number, not a colon.</text:p>
        <text:p text:style-name="P3"/>
        <text:h text:style-name="P22" text:outline-level="2">8.1. Second-order headings</text:h>
        <text:p text:style-name="P3"/>
        <text:p text:style-name="P6">As in this heading, they should be Times 11-point boldface, initially capitalized, flush left, with one blank line before, and one after.</text:p>
        <text:p text:style-name="P3"/>
        <text:p text:style-name="P3"><text:span text:style-name="T2">8.1.1. Third-order headings.</text:span> Third-order headings, as in this paragraph, are discouraged. However, if you must use them, use 10-point Times, boldface, initially capitalized, flush left, preceded by one blank line, followed by a period and your text on the same line.</text:p>
        <text:p text:style-name="P3"/>
        <text:h text:style-name="P21" text:outline-level="1">9. Footnotes</text:h>
        <text:p text:style-name="P3"/>
        <text:p text:style-name="P6">Use footnotes sparingly (or not at all) and place them at the bottom of the column on the page on which they are referenced. Use Times 8-point type, single-spaced. To help your readers, avoid using footnotes altogether and include necessary peripheral observations in the text (within parentheses, if you prefer, as in this sentence).</text:p>
        <text:p text:style-name="P3"/>
        <text:h text:style-name="P21" text:outline-level="1">10. References</text:h>
        <text:p text:style-name="P3"/>
        <text:p text:style-name="P6">List and number all bibliographical references in 9-point Times, single-spaced, at the end of your paper. When referenced in the text, enclose the citation number in square brackets, for example [1]. Where appropriate, include the name(s) of editors of referenced books.</text:p>
        <text:p text:style-name="P3"/>
        <text:p text:style-name="P17">[1] A.B. Smith, C.D. Jones, and E.F. Roberts, “Article Title”, <text:span text:style-name="T1">Journal</text:span>, Publisher, Location, Date, pp. 1-10.</text:p>
        <text:p text:style-name="P17"/>
        <text:p text:style-name="P17">[2] Jones, C.D., A.B. Smith, and E.F. Roberts, <text:span text:style-name="T1">Book Title</text:span>, Publisher, Location, Date.</text:p>
        <text:p text:style-name="P3"/>
        <text:h text:style-name="P21" text:outline-level="1">11. Copyright forms and reprint orders</text:h>
        <text:p text:style-name="P3"/>
        <text:p text:style-name="P6">You must include your fully-completed, signed IEEE copyright release form when you submit your paper. We <text:span text:style-name="T2">must</text:span> have this form before your paper can be published in the proceedings. The copyright form is available as a Word file, &lt;<text:span text:style-name="T4">copyright.doc&gt;</text:span>, as a PDF version, &lt;<text:span text:style-name="T4">copyright.pdf&gt;, and as a text file in &lt;authguid.txt&gt;.</text:span> </text:p>
        <text:p text:style-name="P6">Reprints may be ordered using the form provided as &lt;<text:span text:style-name="T4">reprint.doc&gt;</text:span> or &lt;reprint.pdf&gt;.</text:p>
        <text:p text:style-name="P3"/>
        <text:p text:style-name="P10"/>
      </text:section>
      <text:section text:style-name="Sect2" text:name="Sección2">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7-11-29T21:38:21.330000000</meta:creation-date>
    <meta:editing-cycles>3</meta:editing-cycles>
    <meta:editing-duration>PT18M23S</meta:editing-duration>
    <meta:generator>LibreOffice/5.4.3.2$Windows_X86_64 LibreOffice_project/92a7159f7e4af62137622921e809f8546db437e5</meta:generator>
    <meta:keyword>IEEE</meta:keyword>
    <meta:keyword>Articles</meta:keyword>
    <meta:keyword>Scientific</meta:keyword>
    <dc:subject>Education</dc:subject>
    <dc:description>Author's Instruction for the Preparation of  Regular Papers</dc:description>
    <dc:date>2017-11-30T09:53:02.221000000</dc:date>
    <meta:document-statistic meta:table-count="0" meta:image-count="0" meta:object-count="1" meta:page-count="2" meta:paragraph-count="38" meta:word-count="840" meta:character-count="5312" meta:non-whitespace-character-count="450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math xmlns="http://www.w3.org/1998/Math/MathML" display="block">
  <semantics>
    <mrow>
      <msub>
        <mi>H</mi>
        <mi mathvariant="italic">uv</mi>
      </msub>
      <mo stretchy="false">=</mo>
      <mfrac>
        <mn>1</mn>
        <mrow>
          <mrow>
            <mn>1</mn>
            <mo stretchy="false">−</mo>
            <mrow>
              <munderover>
                <mo stretchy="false">∑</mo>
                <mrow>
                  <mi>k</mi>
                  <mo stretchy="false">=</mo>
                  <mn>1</mn>
                </mrow>
                <mi>p</mi>
              </munderover>
              <mi>a</mi>
            </mrow>
          </mrow>
          <mrow>
            <mo fence="true" stretchy="false">[</mo>
            <mrow>
              <mi>k</mi>
            </mrow>
            <mo fence="true" stretchy="false">]</mo>
          </mrow>
          <msup>
            <mi>z</mi>
            <mrow>
              <mo stretchy="false">−</mo>
              <mi>k</mi>
            </mrow>
          </msup>
        </mrow>
      </mfrac>
    </mrow>
    <annotation encoding="StarMath 5.0">H_{uv} = {1} over {1 - sum from{k=1} to{p} a[k]z^-k } </annotation>
  </semantics>
</math>
</file>